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na Beispiel am 04.01.2025</text:h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ffee</text:p>
          </table:table-cell>
          <table:table-cell table:style-name="Tabelle1.B1" value-type="string">
            <text:p xmlns:text="urn:oasis:names:tc:opendocument:xmlns:text:1.0" text:style-name="P4">Preis: 4,9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Tee</text:p>
          </table:table-cell>
          <table:table-cell table:style-name="Tabelle1.B1" value-type="string">
            <text:p xmlns:text="urn:oasis:names:tc:opendocument:xmlns:text:1.0" text:style-name="P4">Preis: 3,4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kao</text:p>
          </table:table-cell>
          <table:table-cell table:style-name="Tabelle1.B1" value-type="string">
            <text:p xmlns:text="urn:oasis:names:tc:opendocument:xmlns:text:1.0" text:style-name="P4">Preis: 2,99 €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foto" text:anchor-type="paragraph" svg:width="2cm" svg:height="2cm" draw:z-index="0"><draw:image xlink:href="Pictures/Logo.png" xlink:type="simple" xlink:show="embed" xlink:actuate="onLoad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8T06:32:10.704690494</dc:date>
    <meta:editing-duration>PT32M15S</meta:editing-duration>
    <meta:editing-cycles>18</meta:editing-cycles>
    <meta:generator>LibreOffice/24.2.7.2$Linux_X86_64 LibreOffice_project/420$Build-2</meta:generator>
    <dc:coverage>This document demonstrates how to replace simple variables, repeating items, and inserting an image using OdtTemplateEngine.</dc:coverage>
    <dc:publisher>Walter Dietz</dc:publisher>
    <dc:source>https://github.com/WaltDietzney/odt-template-engine</dc:source>
    <dc:type>Template</dc:type>
    <dc:subject>Demonstration of basic variable replacement</dc:subject>
    <dc:title>Sample 1 - Simple Variables</dc:title>
    <meta:keyword>odt template variables php basic</meta:keyword>
    <meta:document-statistic meta:table-count="1" meta:image-count="0" meta:object-count="0" meta:page-count="1" meta:paragraph-count="6" meta:word-count="10" meta:character-count="106" meta:non-whitespace-character-count="102"/>
  </office:meta>
</office:document-meta>
</file>